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oken =&gt; digito0 Numero | 0 Otal|+ Asignacion | - Asignacion | * Asignacion | / Barra | % Asignacion | ! | &amp; Logico1 | | Logico2 | &lt; Menor | &gt; Mayor <text:s/>| = Asignación <text:s/>| <text:s/>car3 Identificador | com_doble Cadena | del Token |, | ;| :|.|( | )| [|]|{|}</text:p>
      <text:p text:style-name="Preformatted_20_Text"/>
      <text:p text:style-name="Preformatted_20_Text"><text:tab/>Numero := digito Numero | λ </text:p>
      <text:p text:style-name="Preformatted_20_Text"><text:tab/>Octal := digito Octal | λ</text:p>
      <text:p text:style-name="Preformatted_20_Text"><text:tab/>Asignacion := <text:s/>=| -|+|λ </text:p>
      <text:p text:style-name="Preformatted_20_Text"><text:tab/>Barra := <text:s/>= | * Comentario1 | / Barra2|λ </text:p>
      <text:p text:style-name="Preformatted_20_Text"><text:tab/>Barra2 := car1 Barra2| salto_linea Token</text:p>
      <text:p text:style-name="Preformatted_20_Text"><text:tab/>Comentario1 := letra Comentario1 |digito Comentario1 | car1 Cometario1| *Comentario2</text:p>
      <text:p text:style-name="Preformatted_20_Text"><text:tab/>Comentario2 := letra Comentario1 |digito Comentario1 | car2 Cometario1| /</text:p>
      <text:p text:style-name="Preformatted_20_Text"><text:tab/>Logico1 := &amp; </text:p>
      <text:p text:style-name="Preformatted_20_Text"><text:tab/>Logico2 := |</text:p>
      <text:p text:style-name="Preformatted_20_Text"><text:tab/>Menor : = = | &lt; | λ</text:p>
      <text:p text:style-name="Preformatted_20_Text"><text:tab/>Mayor : = = | &gt; |λ</text:p>
      <text:p text:style-name="Preformatted_20_Text"><text:tab/>Identificador := car3 Identificador <text:s/>| λ </text:p>
      <text:p text:style-name="Preformatted_20_Text"><text:tab/>Cadena := car4 Cadena | λ </text:p>
      <text:p text:style-name="Preformatted_20_Text"><text:tab/></text:p>
      <text:p text:style-name="Preformatted_20_Text"/>
      <text:p text:style-name="Preformatted_20_Text">Donde:</text:p>
      <text:p text:style-name="Preformatted_20_Text"/>
      <text:p text:style-name="Preformatted_20_Text">barra_comentario =&gt; /</text:p>
      <text:p text:style-name="Preformatted_20_Text">com_doble =&gt; "</text:p>
      <text:p text:style-name="Preformatted_20_Text">subrayado =&gt; _</text:p>
      <text:p text:style-name="Preformatted_20_Text">del =&gt; espacio, \t, \r</text:p>
      <text:p text:style-name="Preformatted_20_Text">salto_linea =&gt; \n</text:p>
      <text:p text:style-name="Preformatted_20_Text">letra =&gt; cualquier letra del alfabeto</text:p>
      <text:p text:style-name="Preformatted_20_Text">digito =&gt; 0, 1, 2, 3, 4, 5, 6, 7, 8, 9</text:p>
      <text:p text:style-name="Preformatted_20_Text">digito0=&gt; digito – {0} </text:p>
      <text:p text:style-name="Preformatted_20_Text">car1 =&gt; cualquier_caracter</text:p>
      <text:p text:style-name="Preformatted_20_Text">car3 =&gt; cualquier_letra U digito U subrayado</text:p>
      <text:p text:style-name="Preformatted_20_Text">car4 =&gt; cualquier caracter - salto_linea – com_doble</text:p>
      <text:p text:style-name="Preformatted_20_Text"/>
      <text:p text:style-name="Preformatted_20_Text">ESTO SE QUITA</text:p>
      <text:p text:style-name="Preformatted_20_Text">//car5 =&gt; cualquier letra U digito U cualquier_caracter - { *,/,+,-,$,%,punto,coma,punto_coma}</text:p>
      <text:p text:style-name="Preformatted_20_Text">//car2 =&gt; cualquier _caracter - barra_coment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erif1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11-17T00:33:54</dc:date>
    <dc:creator>Fernando </dc:creator>
    <meta:editing-duration>PT05H07M33S</meta:editing-duration>
    <meta:editing-cycles>17</meta:editing-cycles>
    <meta:document-statistic meta:table-count="0" meta:image-count="0" meta:object-count="0" meta:page-count="1" meta:paragraph-count="30" meta:word-count="215" meta:character-count="1172"/>
  </office:meta>
</office:document-meta>
</file>